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2pt" style:font-name-asian="Geneva" style:font-size-asian="12pt" style:font-name-complex="Geneva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solid" style:text-line-through-type="single" style:font-name="Geneva" fo:font-size="12pt" style:font-name-asian="Geneva" style:font-size-asian="12pt" style:font-name-complex="Geneva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font-name="Geneva" fo:font-size="12pt" style:font-name-asian="Geneva" style:font-size-asian="12pt" style:font-name-complex="Geneva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font-name="Geneva" fo:font-size="12pt" officeooo:rsid="0003e95b" officeooo:paragraph-rsid="0003e95b" style:font-name-asian="Geneva" style:font-size-asian="12pt" style:font-name-complex="Geneva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font-name="Geneva" fo:font-size="12pt" officeooo:rsid="00052054" officeooo:paragraph-rsid="00052054" style:font-name-asian="Geneva" style:font-size-asian="12pt" style:font-name-complex="Geneva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font-name="Geneva" fo:font-size="12pt" officeooo:rsid="00052054" officeooo:paragraph-rsid="00077cfd" style:font-name-asian="Geneva" style:font-size-asian="12pt" style:font-name-complex="Geneva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font-name="Geneva" fo:font-size="12pt" officeooo:rsid="00077cfd" officeooo:paragraph-rsid="00077cfd" style:font-name-asian="Geneva" style:font-size-asian="12pt" style:font-name-complex="Geneva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font-name="Geneva" fo:font-size="12pt" style:text-underline-style="none" officeooo:rsid="00077cfd" officeooo:paragraph-rsid="00077cfd" style:font-name-asian="Geneva" style:font-size-asian="12pt" style:font-name-complex="Geneva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font-name="Geneva" fo:font-size="12pt" style:text-underline-style="none" officeooo:rsid="000918cb" officeooo:paragraph-rsid="000918cb" style:font-name-asian="Geneva" style:font-size-asian="12pt" style:font-name-complex="Geneva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font-name="Geneva" fo:font-size="12pt" fo:language="es" fo:country="ES" style:text-underline-style="none" officeooo:rsid="000918cb" officeooo:paragraph-rsid="000918cb" style:font-name-asian="Geneva" style:font-size-asian="12pt" style:font-name-complex="Geneva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font-name="Geneva" fo:font-size="12pt" fo:language="es" fo:country="ES" style:text-underline-style="none" officeooo:rsid="000a5866" officeooo:paragraph-rsid="000a5866" style:font-name-asian="Geneva" style:font-size-asian="12pt" style:font-name-complex="Geneva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font-name="Geneva" fo:font-size="12pt" fo:language="es" fo:country="ES" style:text-underline-style="none" officeooo:rsid="000b4f56" officeooo:paragraph-rsid="000b4f56" style:font-name-asian="Geneva" style:font-size-asian="12pt" style:font-name-complex="Geneva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font-name="Geneva" fo:font-size="12pt" fo:language="es" fo:country="ES" style:text-underline-style="none" officeooo:rsid="000bcf4c" officeooo:paragraph-rsid="000bcf4c" style:font-name-asian="Geneva" style:font-size-asian="12pt" style:font-name-complex="Geneva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font-name="Geneva" fo:font-size="12pt" fo:language="es" fo:country="ES" style:text-underline-style="none" officeooo:rsid="000bcf4c" officeooo:paragraph-rsid="000d6f45" style:font-name-asian="Geneva" style:font-size-asian="12pt" style:font-name-complex="Geneva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font-name="Geneva" fo:font-size="12pt" fo:language="es" fo:country="ES" style:text-underline-style="none" officeooo:rsid="000dfc5e" officeooo:paragraph-rsid="000dfc5e" style:font-name-asian="Geneva" style:font-size-asian="12pt" style:font-name-complex="Geneva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font-name="Geneva" fo:font-size="12pt" fo:language="es" fo:country="ES" style:text-underline-style="none" officeooo:rsid="000f20f7" officeooo:paragraph-rsid="000f20f7" style:font-name-asian="Geneva" style:font-size-asian="12pt" style:font-name-complex="Geneva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font-name="Geneva" fo:font-size="12pt" fo:language="es" fo:country="ES" style:text-underline-style="none" officeooo:rsid="000f20f7" officeooo:paragraph-rsid="000fb6e6" style:font-name-asian="Geneva" style:font-size-asian="12pt" style:font-name-complex="Geneva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font-name="Geneva" fo:font-size="12pt" fo:language="es" fo:country="ES" style:text-underline-style="none" officeooo:rsid="000fb6e6" officeooo:paragraph-rsid="000fb6e6" style:font-name-asian="Geneva" style:font-size-asian="12pt" style:font-name-complex="Geneva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font-name="Geneva" fo:font-size="12pt" fo:language="fr" fo:country="FR" style:text-underline-style="none" officeooo:rsid="000918cb" officeooo:paragraph-rsid="000918cb" style:font-name-asian="Geneva" style:font-size-asian="12pt" style:font-name-complex="Geneva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font-name="Geneva" fo:font-size="12pt" fo:language="fr" fo:country="FR" style:text-underline-style="none" officeooo:rsid="000a5866" officeooo:paragraph-rsid="000a5866" style:font-name-asian="Geneva" style:font-size-asian="12pt" style:font-name-complex="Geneva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9211e" style:text-line-through-style="none" style:text-line-through-type="none" style:font-name="Geneva" fo:font-size="12pt" fo:language="es" fo:country="ES" style:text-underline-style="none" officeooo:rsid="000a5866" officeooo:paragraph-rsid="000a5866" style:font-name-asian="Geneva" style:font-size-asian="12pt" style:font-name-complex="Geneva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9211e" style:text-line-through-style="none" style:text-line-through-type="none" style:font-name="Geneva" fo:font-size="12pt" fo:language="es" fo:country="ES" style:text-underline-style="none" officeooo:rsid="000d6f45" officeooo:paragraph-rsid="000d6f45" style:font-name-asian="Geneva" style:font-size-asian="12pt" style:font-name-complex="Geneva" style:font-size-complex="12pt"/>
    </style:style>
    <style:style style:name="P24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Geneva" fo:font-size="12pt" style:font-name-asian="Geneva" style:font-size-asian="12pt" style:font-name-complex="Geneva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font-name="Geneva" fo:font-size="12pt" fo:language="es" fo:country="ES" style:text-underline-style="none" officeooo:rsid="000fb6e6" officeooo:paragraph-rsid="000fb6e6" style:font-name-asian="Geneva" style:font-size-asian="12pt" style:font-name-complex="Geneva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font-name="Geneva" fo:font-size="12pt" fo:language="es" fo:country="ES" style:text-underline-style="none" officeooo:rsid="0010795a" officeooo:paragraph-rsid="0010795a" style:font-name-asian="Geneva" style:font-size-asian="12pt" style:font-name-complex="Geneva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font-name="Geneva" fo:font-size="12pt" fo:language="es" fo:country="ES" style:text-underline-style="none" officeooo:rsid="00125e20" officeooo:paragraph-rsid="00125e20" style:font-name-asian="Geneva" style:font-size-asian="12pt" style:font-name-complex="Geneva" style:font-size-complex="12pt"/>
    </style:style>
    <style:style style:name="P28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style:font-name="Geneva" fo:font-size="12pt" style:font-name-asian="Geneva" style:font-size-asian="12pt" style:font-name-complex="Geneva" style:font-size-complex="12pt"/>
    </style:style>
    <style:style style:name="T3" style:family="text">
      <style:text-properties fo:color="#000000" style:text-line-through-style="solid" style:text-line-through-type="single" style:font-name="Geneva" fo:font-size="12pt" style:font-name-asian="Geneva" style:font-size-asian="12pt" style:font-name-complex="Geneva" style:font-size-complex="12pt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officeooo:rsid="0003e95b"/>
    </style:style>
    <style:style style:name="T6" style:family="text">
      <style:text-properties officeooo:rsid="00052054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77cfd"/>
    </style:style>
    <style:style style:name="T9" style:family="text">
      <style:text-properties officeooo:rsid="00077cfd"/>
    </style:style>
    <style:style style:name="T10" style:family="text">
      <style:text-properties fo:color="#c9211e"/>
    </style:style>
    <style:style style:name="T11" style:family="text">
      <style:text-properties fo:color="#c9211e" officeooo:rsid="00077cfd"/>
    </style:style>
    <style:style style:name="T12" style:family="text">
      <style:text-properties fo:color="#c9211e" style:text-underline-style="solid" style:text-underline-width="auto" style:text-underline-color="font-color"/>
    </style:style>
    <style:style style:name="T13" style:family="text">
      <style:text-properties fo:color="#c9211e" officeooo:rsid="000bcf4c"/>
    </style:style>
    <style:style style:name="T14" style:family="text">
      <style:text-properties fo:color="#c9211e" officeooo:rsid="000d6f45"/>
    </style:style>
    <style:style style:name="T15" style:family="text">
      <style:text-properties fo:color="#c9211e" fo:language="fr" fo:country="FR" officeooo:rsid="000d6f45"/>
    </style:style>
    <style:style style:name="T16" style:family="text">
      <style:text-properties fo:color="#c9211e" officeooo:rsid="000ed0de"/>
    </style:style>
    <style:style style:name="T17" style:family="text">
      <style:text-properties fo:language="fr" fo:country="FR"/>
    </style:style>
    <style:style style:name="T18" style:family="text">
      <style:text-properties fo:language="es" fo:country="ES"/>
    </style:style>
    <style:style style:name="T19" style:family="text">
      <style:text-properties fo:background-color="#ff0000" loext:char-shading-value="0"/>
    </style:style>
    <style:style style:name="T20" style:family="text">
      <style:text-properties officeooo:rsid="000bcf4c"/>
    </style:style>
    <style:style style:name="T21" style:family="text">
      <style:text-properties officeooo:rsid="000d6f45"/>
    </style:style>
    <style:style style:name="T22" style:family="text">
      <style:text-properties officeooo:rsid="000dfc5e"/>
    </style:style>
    <style:style style:name="T23" style:family="text">
      <style:text-properties officeooo:rsid="000fb6e6"/>
    </style:style>
    <style:style style:name="T24" style:family="text">
      <style:text-properties officeooo:rsid="00125e20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Outil Professionnel </text:p>
      <text:p text:style-name="P2"><text:s text:c="8"/>PPP </text:p>
      <text:p text:style-name="P2"/>
      <text:p text:style-name="P2">PPP (et projet Voltaire) </text:p>
      <text:p text:style-name="P2"/>
      <text:p text:style-name="P2">finir les exercises avant les 3 decembre </text:p>
      <text:p text:style-name="P2"/>
      <text:p text:style-name="P1"><text:span text:style-name="T2">dans projet voltaire on peut refaire les exos jusqu</text:span><text:span text:style-name="T3">a avoir la meilleur note </text:span></text:p>
      <text:p text:style-name="P3">-------------------------------------------------- </text:p>
      <text:p text:style-name="P3"/>
      <text:p text:style-name="P3">-<text:span text:style-name="T4">obnubiler/infatigable -gable </text:span></text:p>
      <text:p text:style-name="P4"><text:s text:c="20"/>sauf distinguable </text:p>
      <text:p text:style-name="P4"/>
      <text:p text:style-name="P4">-la plupart du temps est <text:s/></text:p>
      <text:p text:style-name="P4"><text:s text:c="10"/>singulier </text:p>
      <text:p text:style-name="P4"/>
      <text:p text:style-name="P4">-la plupart des mariages sont </text:p>
      <text:p text:style-name="P4"><text:s text:c="13"/>pluriel </text:p>
      <text:p text:style-name="P4"/>
      <text:p text:style-name="P4"/>
      <text:p text:style-name="P4">-la plupart refusesnt </text:p>
      <text:p text:style-name="P4"><text:s text:c="18"/>pl </text:p>
      <text:p text:style-name="P4"/>
      <text:p text:style-name="P4">(cela sortira en forme de question) </text:p>
      <text:p text:style-name="P4"/>
      <text:p text:style-name="P4">-les roues avant </text:p>
      <text:p text:style-name="P4"><text:s text:c="10"/>arriere </text:p>
      <text:p text:style-name="P4"/>
      <text:p text:style-name="P4">-vous disez </text:p>
      <text:p text:style-name="P4"><text:s text:c="5"/>dites </text:p>
      <text:p text:style-name="P4"/>
      <text:p text:style-name="P4">-rue Saint-Jean (street) </text:p>
      <text:p text:style-name="P4">fete de la Saint-Jean (jete) </text:p>
      <text:p text:style-name="P4">fete de la Saint-Valentin </text:p>
      <text:p text:style-name="P4"><text:span text:style-name="T5">S</text:span>aint jean (monsieur) </text:p>
      <text:p text:style-name="P4"/>
      <text:p text:style-name="P4">-Je vous envoie <text:s text:c="3"/>/!\ un envoi </text:p>
      <text:p text:style-name="P4"><text:s text:c="10"/>(envoyer) </text:p>
      <text:p text:style-name="P4">Je joue </text:p>
      <text:p text:style-name="P4"><text:s text:c="5"/>(jouer) </text:p>
      <text:p text:style-name="P4"/>
      <text:p text:style-name="P4">-appeler </text:p>
      <text:p text:style-name="P4">-je rappelle </text:p>
      <text:p text:style-name="P4">j’appelle </text:p>
      <text:p text:style-name="P4"/>
      <text:p text:style-name="P4">-Aie confiance </text:p>
      <text:p text:style-name="P4"><text:soft-page-break/>N’aie pas confiance </text:p>
      <text:p text:style-name="P4"/>
      <text:p text:style-name="P4">-un acompte </text:p>
      <text:p text:style-name="P4">-voir </text:p>
      <text:p text:style-name="P4">les ordinateurs changent nos abitudes voire les bouleversent </text:p>
      <text:p text:style-name="P4">(voire meme) </text:p>
      <text:p text:style-name="P4"/>
      <text:p text:style-name="P5">-j’apprend l’anglais</text:p>
      <text:p text:style-name="P5">-la paella est une spécialité espagnole</text:p>
      <text:p text:style-name="P5"/>
      <text:p text:style-name="P5">/!\ les Anglais</text:p>
      <text:p text:style-name="P5">les Parisiens </text:p>
      <text:p text:style-name="P5">(nom des habitants d’une region, un pays, un continent,etc…)</text:p>
      <text:p text:style-name="P5"/>
      <text:p text:style-name="P5">-<text:span text:style-name="T6">les Chinois</text:span></text:p>
      <text:p text:style-name="P5"/>
      <text:p text:style-name="P6"><draw:line text:anchor-type="paragraph" draw:z-index="0" draw:name="Forma1" draw:style-name="gr1" draw:text-style-name="P28" svg:x1="0.383cm" svg:y1="0.099cm" svg:x2="0.383cm" svg:y2="1.634cm"><text:p/></draw:line>1. <text:s text:c="42"/>1</text:p>
      <text:p text:style-name="P6">2. le deuxieme <text:s text:c="21"/>2 second</text:p>
      <text:p text:style-name="P6">3.</text:p>
      <text:p text:style-name="P6">quand c bcp tu dit deuxieme mais quand c peu tu dit seconde.</text:p>
      <text:p text:style-name="P6"/>
      <text:p text:style-name="P6">-malgre le fait que</text:p>
      <text:p text:style-name="P6"><draw:line text:anchor-type="paragraph" draw:z-index="1" draw:name="Forma2" draw:style-name="gr1" draw:text-style-name="P28" svg:x1="1.653cm" svg:y1="0.125cm" svg:x2="2.606cm" svg:y2="0.575cm"><text:p/></draw:line><draw:line text:anchor-type="paragraph" draw:z-index="2" draw:name="Forma3" draw:style-name="gr1" draw:text-style-name="P28" svg:x1="1.653cm" svg:y1="0.575cm" svg:x2="2.447cm" svg:y2="0.125cm"><text:p/></draw:line><text:s text:c="14"/>que</text:p>
      <text:p text:style-name="P6"/>
      <text:p text:style-name="P6"><draw:line text:anchor-type="paragraph" draw:z-index="3" draw:name="Forma4" draw:style-name="gr1" draw:text-style-name="P28" svg:x1="1.468cm" svg:y1="0.041cm" svg:x2="1.468cm" svg:y2="1.867cm"><text:p/></draw:line>-malgre <text:span text:style-name="T7">la pluie</text:span></text:p>
      <text:p text:style-name="P6"><text:s text:c="15"/>nom</text:p>
      <text:p text:style-name="P6"/>
      <text:p text:style-name="P6"><text:s text:c="13"/>le fait qu’il pleue</text:p>
      <text:p text:style-name="P6"/>
      <text:p text:style-name="P6">-<text:span text:style-name="T9">lorsqu</text:span><text:span text:style-name="T8">e</text:span><text:span text:style-name="T9"> enfin</text:span></text:p>
      <text:p text:style-name="P6">-<text:span text:style-name="T9">lorsque Obelix</text:span></text:p>
      <text:p text:style-name="P7"><text:tab/> <text:s text:c="2"/></text:p>
      <text:p text:style-name="P8">lorsqu’il (s)<text:tab/>s’elide</text:p>
      <text:p text:style-name="P7"><text:tab/><text:span text:style-name="T9">elle(s)</text:span></text:p>
      <text:p text:style-name="P7"><text:tab/><text:span text:style-name="T9">on <text:s/>/!\ oui mais le mieux lorsque</text:span><text:span text:style-name="T11"> l’</text:span><text:span text:style-name="T9">on</text:span></text:p>
      <text:p text:style-name="P7"><text:tab/><text:span text:style-name="T9">un(e)</text:span></text:p>
      <text:p text:style-name="P7"/>
      <text:p text:style-name="P9">pensent-<text:span text:style-name="T10">t</text:span>-il</text:p>
      <text:p text:style-name="P10">repon<text:span text:style-name="T7">d</text:span>-elle</text:p>
      <text:p text:style-name="P10"><text:s text:c="8"/><text:span text:style-name="T17">[</text:span><text:span text:style-name="T18">T</text:span><text:span text:style-name="T17">]</text:span></text:p>
      <text:p text:style-name="P11">pui convaic-<text:span text:style-name="T10">t</text:span>-il</text:p>
      <text:p text:style-name="P11">interrompt-il <text:s text:c="2"/>/!\ <text:s/>quand il y a a la fin d ou t on rajoute rien (cad de t)</text:p>
      <text:p text:style-name="P11"/>
      <text:p text:style-name="P11">diff<text:span text:style-name="T17">é</text:span>ren<text:span text:style-name="T7">t</text:span> <text:s/>/= <text:span text:style-name="T17">différend </text:span></text:p>
      <text:p text:style-name="P20"/>
      <text:p text:style-name="P20"/>
      <text:p text:style-name="P21"><draw:line text:anchor-type="paragraph" draw:z-index="4" draw:name="Forma5" draw:style-name="gr1" draw:text-style-name="P28" svg:x1="1.653cm" svg:y1="0.878cm" svg:x2="3.611cm" svg:y2="-0.418cm"><text:p/></draw:line><draw:line text:anchor-type="paragraph" draw:z-index="5" draw:name="Forma6" draw:style-name="gr1" draw:text-style-name="P28" svg:x1="1.917cm" svg:y1="-0.418cm" svg:x2="3.61cm" svg:y2="0.878cm"><text:p/></draw:line><draw:line text:anchor-type="paragraph" draw:z-index="6" draw:name="Forma7" draw:style-name="gr1" draw:text-style-name="P28" svg:x1="4.193cm" svg:y1="0.852cm" svg:x2="7.738cm" svg:y2="1.54cm"><text:p/></draw:line><draw:line text:anchor-type="paragraph" draw:z-index="7" draw:name="Forma8" draw:style-name="gr1" draw:text-style-name="P28" svg:x1="4.034cm" svg:y1="1.646cm" svg:x2="7.553cm" svg:y2="0.852cm"><text:p/></draw:line><text:soft-page-break/>-panacée universelle (evidence) (c pas la peine de rajouter universel car on le sait déjà d’avance)</text:p>
      <text:p text:style-name="P12"><draw:line text:anchor-type="paragraph" draw:z-index="8" draw:name="Forma9" draw:style-name="gr1" draw:text-style-name="P28" svg:x1="3.267cm" svg:y1="0.09cm" svg:x2="3.267cm" svg:y2="0.91cm"><text:p/></draw:line><text:span text:style-name="T17">-</text:span><text:span text:style-name="T19">Elle </text:span>a l’air serieuse – elle a l’air serieux</text:p>
      <text:p text:style-name="P22">une personne <text:s text:c="6"/><text:span text:style-name="T1">x</text:span></text:p>
      <text:p text:style-name="P21"/>
      <text:p text:style-name="P12">Les propositions ont l’air serieu<text:span text:style-name="T12">se</text:span></text:p>
      <text:p text:style-name="P12">(quand c une personne on peut mettre serieuse ou serieux si c une personne (malgre feminin ou masculin) mais si c un objet faut mettre <text:span text:style-name="T10">OBLIGATOIREMENT</text:span> seruese!)</text:p>
      <text:p text:style-name="P12"/>
      <text:p text:style-name="P12">-Elle a l’air serieux <text:span text:style-name="T10">comme</text:span> un pape</text:p>
      <text:p text:style-name="P13">(tant qu’on compare c serieux et pas serieuse )(un complement qui suit l’adjectif)</text:p>
      <text:p text:style-name="P13"/>
      <text:p text:style-name="P13">-<text:span text:style-name="T20">Les lundi</text:span><text:span text:style-name="T13">s</text:span></text:p>
      <text:p text:style-name="P14">Les lundis matin (<text:span text:style-name="T10">au matin</text:span>)</text:p>
      <text:p text:style-name="P14"><draw:line text:anchor-type="paragraph" draw:z-index="9" draw:name="Forma10" draw:style-name="gr1" draw:text-style-name="P28" svg:x1="1.415cm" svg:y1="0.466cm" svg:x2="1.547cm" svg:y2="0.598cm"><text:p/></draw:line><draw:line text:anchor-type="paragraph" draw:z-index="10" draw:name="Forma11" draw:style-name="gr1" draw:text-style-name="P28" svg:x1="0.462cm" svg:y1="0.466cm" svg:x2="0.594cm" svg:y2="0.572cm"><text:p/></draw:line></text:p>
      <text:p text:style-name="P14">-ca et la </text:p>
      <text:p text:style-name="P14"/>
      <text:p text:style-name="P14">-Ingambe (gamb<text:span text:style-name="T21">as/gambettes)</text:span></text:p>
      <text:p text:style-name="P14"/>
      <text:p text:style-name="P14">-<text:span text:style-name="T21">un vieillard ingambe(= un vieillard qui marche bien)</text:span></text:p>
      <text:p text:style-name="P14"><draw:line text:anchor-type="paragraph" draw:z-index="11" draw:name="Forma12" draw:style-name="gr1" draw:text-style-name="P28" svg:x1="2.42cm" svg:y1="0.429cm" svg:x2="4.986cm" svg:y2="1.143cm"><text:p/></draw:line><draw:line text:anchor-type="paragraph" draw:z-index="12" draw:name="Forma13" draw:style-name="gr1" draw:text-style-name="P28" svg:x1="2.42cm" svg:y1="1.143cm" svg:x2="4.59cm" svg:y2="0.429cm"><text:p/></draw:line></text:p>
      <text:p text:style-name="P14">-<text:span text:style-name="T21">Diagnostic <text:s/>Diagnostique</text:span></text:p>
      <text:p text:style-name="P14"><draw:line text:anchor-type="paragraph" draw:z-index="13" draw:name="Forma14" draw:style-name="gr1" draw:text-style-name="P28" svg:x1="2.42cm" svg:y1="0.169cm" svg:x2="3.425cm" svg:y2="1.174cm"><text:p/></draw:line><draw:line text:anchor-type="paragraph" draw:z-index="14" draw:name="Forma15" draw:style-name="gr1" draw:text-style-name="P28" svg:x1="2.341cm" svg:y1="1.333cm" svg:x2="3.426cm" svg:y2="0.407cm"><text:p/></draw:line></text:p>
      <text:p text:style-name="P15">-<text:span text:style-name="T21">faire bonne chair </text:span></text:p>
      <text:p text:style-name="P15"/>
      <text:p text:style-name="P15"><text:span text:style-name="T21"><text:s/>faire bonne </text:span><text:span text:style-name="T14">ch</text:span><text:span text:style-name="T15">è</text:span><text:span text:style-name="T14">re(= se reg</text:span><text:span text:style-name="T16">aler dans l’alimentation</text:span><text:span text:style-name="T14">)</text:span></text:p>
      <text:p text:style-name="P23"/>
      <text:p text:style-name="P15"><text:span text:style-name="T14">-</text:span><text:span text:style-name="T22">phage(= tout les mots qui se finit en phage ca veut dire qui se nourrise de/ qui mange)</text:span></text:p>
      <text:p text:style-name="P15"/>
      <text:p text:style-name="P15">-<text:span text:style-name="T22">lithophage(= qui mange la tierre)</text:span></text:p>
      <text:p text:style-name="P15"/>
      <text:p text:style-name="P16">xylophage(= manquee du bois)</text:p>
      <text:p text:style-name="P16">onychophage (= mange les onglets)</text:p>
      <text:p text:style-name="P16"/>
      <text:p text:style-name="P17">anodin/e</text:p>
      <text:p text:style-name="P17">enfantin/e</text:p>
      <text:p text:style-name="P17">fin/e</text:p>
      <text:p text:style-name="P17">sanguin/e</text:p>
      <text:p text:style-name="P17"/>
      <text:p text:style-name="P17">malin → (maline) (astuto)</text:p>
      <text:p text:style-name="P17"><text:tab/> <text:s text:c="3"/>maligne</text:p>
      <text:p text:style-name="P18">benin → benigne <text:span text:style-name="T23">(ex una enfermedad q no es grave)</text:span></text:p>
      <text:p text:style-name="P18"><text:tab/> <text:s text:c="3"/><text:span text:style-name="T23">benignus</text:span></text:p>
      <text:p text:style-name="P19"/>
      <text:p text:style-name="P19">un fabri<text:span text:style-name="T10">cant</text:span></text:p>
      <text:p text:style-name="P19">en fabri<text:span text:style-name="T10">quant</text:span></text:p>
      <text:p text:style-name="P19"><text:soft-page-break/>a vos depens (malgre nous) (a pesar de usted)</text:p>
      <text:p text:style-name="P19"/>
      <text:p text:style-name="P26"><text:span text:style-name="T24">entraimer</text:span> le rideau pendant l’entracte</text:p>
      <text:p text:style-name="P27">entre’aimer</text:p>
      <text:p text:style-name="P27"/>
      <text:p text:style-name="P27">septique</text:p>
      <text:p text:style-name="P27"/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  <dc:date>2023-11-14T17:41:25.796000000</dc:date>
    <meta:editing-duration>PT1H7M47S</meta:editing-duration>
    <meta:editing-cycles>10</meta:editing-cycles>
    <meta:document-statistic meta:table-count="0" meta:image-count="0" meta:object-count="0" meta:page-count="4" meta:paragraph-count="97" meta:word-count="392" meta:character-count="2673" meta:non-whitespace-character-count="2090"/>
  </office:meta>
</office:document-meta>
</file>